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hisNorm</text:p>
          </table:table-cell>
          <table:table-cell office:value-type="string" calcext:value-type="string">
            <text:p>ThisNorm/lastNorm</text:p>
          </table:table-cell>
          <table:table-cell office:value-type="string" calcext:value-type="string">
            <text:p>* Rnorm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8675134594813" calcext:value-type="float">
            <text:p>2,8867513459</text:p>
          </table:table-cell>
          <table:table-cell table:formula="of:=[.B3]/[.B2]" office:value-type="float" office:value="0.721687836487032" calcext:value-type="float">
            <text:p>0,7216878365</text:p>
          </table:table-cell>
          <table:table-cell table:formula="of:=[.C3]*[.$B$2]" office:value-type="float" office:value="2.88675134594813" calcext:value-type="float">
            <text:p>2,8867513459</text:p>
          </table:table-cell>
          <table:table-cell table:formula="of:=ABS([.D3]-[.D2])" office:value-type="float" office:value="2.88675134594813" calcext:value-type="float">
            <text:p>2,8867513459</text:p>
          </table:table-cell>
          <table:table-cell table:formula="of:=ABS([.B3]-[.B2])" office:value-type="float" office:value="1.11324865405187" calcext:value-type="float">
            <text:p>1,11324865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035085019828" calcext:value-type="float">
            <text:p>2,2803508502</text:p>
          </table:table-cell>
          <table:table-cell table:formula="of:=[.B4]/[.B3]" office:value-type="float" office:value="0.78993670632526" calcext:value-type="float">
            <text:p>0,7899367063</text:p>
          </table:table-cell>
          <table:table-cell table:formula="of:=[.C4]*[.$B$2]" office:value-type="float" office:value="3.15974682530104" calcext:value-type="float">
            <text:p>3,1597468253</text:p>
          </table:table-cell>
          <table:table-cell table:formula="of:=ABS([.D4]-[.D3])" office:value-type="float" office:value="0.272995479352911" calcext:value-type="float">
            <text:p>0,2729954794</text:p>
          </table:table-cell>
          <table:table-cell table:formula="of:=ABS([.B4]-[.B3])" office:value-type="float" office:value="0.606400495749853" calcext:value-type="float">
            <text:p>0,60640049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6025403784439" calcext:value-type="float">
            <text:p>0,8660254038</text:p>
          </table:table-cell>
          <table:table-cell table:formula="of:=[.B5]/[.B4]" office:value-type="float" office:value="0.379777262656375" calcext:value-type="float">
            <text:p>0,3797772627</text:p>
          </table:table-cell>
          <table:table-cell table:formula="of:=[.C5]*[.$B$2]" office:value-type="float" office:value="1.5191090506255" calcext:value-type="float">
            <text:p>1,5191090506</text:p>
          </table:table-cell>
          <table:table-cell table:style-name="ce1" table:formula="of:=ABS([.D5]-[.D4])" office:value-type="float" office:value="1.64063777467554" calcext:value-type="float">
            <text:p>1,6406377747</text:p>
          </table:table-cell>
          <table:table-cell table:style-name="ce2" table:formula="of:=ABS([.B5]-[.B4])" office:value-type="float" office:value="1.41432544641384" calcext:value-type="float">
            <text:p>1,4143254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6247818485023" calcext:value-type="float">
            <text:p>0,6162478185</text:p>
          </table:table-cell>
          <table:table-cell table:formula="of:=[.B6]/[.B5]" office:value-type="float" office:value="0.711581687779695" calcext:value-type="float">
            <text:p>0,7115816878</text:p>
          </table:table-cell>
          <table:table-cell table:formula="of:=[.C6]*[.$B$2]" office:value-type="float" office:value="2.84632675111878" calcext:value-type="float">
            <text:p>2,8463267511</text:p>
          </table:table-cell>
          <table:table-cell table:formula="of:=ABS([.D6]-[.D5])" office:value-type="float" office:value="1.32721770049328" calcext:value-type="float">
            <text:p>1,3272177005</text:p>
          </table:table-cell>
          <table:table-cell table:formula="of:=ABS([.B6]-[.B5])" office:value-type="float" office:value="0.249777585299416" calcext:value-type="float">
            <text:p>0,2497775853</text:p>
          </table:table-cell>
        </table:table-row>
        <table:table-row table:style-name="ro1">
          <table:table-cell table:number-columns-repeated="4"/>
          <table:table-cell table:formula="of:=MAX([.E3:.E6])" office:value-type="float" office:value="2.88675134594813" calcext:value-type="float">
            <text:p>2,8867513459</text:p>
          </table:table-cell>
          <table:table-cell table:formula="of:=MAX([.F3:.F6])" office:value-type="float" office:value="1.41432544641384" calcext:value-type="float">
            <text:p>1,41432544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Ferreira</meta:initial-creator>
    <meta:creation-date>2017-02-23T14:21:35.080802931</meta:creation-date>
    <dc:date>2017-02-23T14:48:06.760885203</dc:date>
    <dc:creator>Hugo Ferreira</dc:creator>
    <meta:editing-duration>PT26M30S</meta:editing-duration>
    <meta:editing-cycles>5</meta:editing-cycles>
    <meta:generator>LibreOffice/5.1.4.2$Linux_X86_64 LibreOffice_project/10m0$Build-2</meta:generator>
    <meta:document-statistic meta:table-count="1" meta:cell-count="35" meta:object-count="0"/>
  </office:meta>
</office:document-meta>
</file>